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style style:name="P2" style:family="paragraph" style:parent-style-name="Standard">
      <style:paragraph-properties fo:text-align="start" style:justify-single-word="false"/>
      <style:text-properties officeooo:rsid="0007e653" officeooo:paragraph-rsid="0007e653"/>
    </style:style>
    <style:style style:name="P3" style:family="paragraph" style:parent-style-name="Standard">
      <style:paragraph-properties fo:text-align="start" style:justify-single-word="false"/>
      <style:text-properties officeooo:rsid="0007e80c" officeooo:paragraph-rsid="0007e80c"/>
    </style:style>
    <style:style style:name="P4" style:family="paragraph" style:parent-style-name="Standard">
      <style:paragraph-properties fo:text-align="start" style:justify-single-word="false"/>
      <style:text-properties officeooo:rsid="0009d95a" officeooo:paragraph-rsid="0009d95a"/>
    </style:style>
    <style:style style:name="P5" style:family="paragraph" style:parent-style-name="Standard">
      <style:paragraph-properties fo:text-align="start" style:justify-single-word="false"/>
      <style:text-properties officeooo:rsid="000a41c6" officeooo:paragraph-rsid="000a41c6"/>
    </style:style>
    <style:style style:name="P6" style:family="paragraph" style:parent-style-name="Standard">
      <style:paragraph-properties fo:text-align="start" style:justify-single-word="false"/>
      <style:text-properties officeooo:rsid="000a4e50" officeooo:paragraph-rsid="000a4e50"/>
    </style:style>
    <style:style style:name="P7" style:family="paragraph" style:parent-style-name="Standard">
      <style:paragraph-properties fo:text-align="start" style:justify-single-word="false"/>
      <style:text-properties officeooo:rsid="000bfc27" officeooo:paragraph-rsid="000bfc27"/>
    </style:style>
    <style:style style:name="P8" style:family="paragraph" style:parent-style-name="Standard">
      <style:paragraph-properties fo:text-align="start" style:justify-single-word="false"/>
      <style:text-properties officeooo:rsid="000d5b5b" officeooo:paragraph-rsid="000d5b5b"/>
    </style:style>
    <style:style style:name="T1" style:family="text">
      <style:text-properties officeooo:rsid="000a41c6"/>
    </style:style>
    <style:style style:name="T2" style:family="text">
      <style:text-properties officeooo:rsid="000d5b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Les fondamentaux de l’économie : initiation aux principaux concepts, mécanismes et raisonnements économiques, bases de l’analyse économique tant que micro et macro.</text:p>
      <text:p text:style-name="P2"/>
      <text:p text:style-name="P3">Partie 1 : Le circuit ou l’approche macroéconomique</text:p>
      <text:p text:style-name="P3"/>
      <text:p text:style-name="P3"><text:tab/>Chapitre 1 : Comptabilité nationale (PIB, équilibre emplois-ressources)</text:p>
      <text:p text:style-name="P3"><text:tab/>Chapitre 2 : Politique budgétaire (IS) Investissement épargne</text:p>
      <text:p text:style-name="P3"><text:tab/>Chapitre 3 : Politique monétaire (IS-LM) Liquidité L-demande M-offre fixé par la BCE</text:p>
      <text:p text:style-name="P3"><text:tab/>Chapitre 4 : Marché du travail (différentes explications du chômage)</text:p>
      <text:p text:style-name="P3"><text:tab/>Chapitre 5 : Croissance économique (Solow, croissance endogène)</text:p>
      <text:p text:style-name="P3"/>
      <text:p text:style-name="P3">Partie 2 : Le marché ou l’approche microéconomique</text:p>
      <text:p text:style-name="P3"/>
      <text:p text:style-name="P3"><text:tab/>Chapitre 1 : l’Offre et la demande</text:p>
      <text:p text:style-name="P3"><text:tab/>Chapitre 2 : Détermination des prix et concurrence</text:p>
      <text:p text:style-name="P3"/>
      <text:p text:style-name="P3"/>
      <text:p text:style-name="P4">Les sciences économiques: L’économie recouvre 3 domaines essentiels</text:p>
      <text:p text:style-name="P4">1. L’analyse économique, avec pour objet de mettre en évidence les relationsde cause à effet entre des phénomènes économiques (objective et scientifique)</text:p>
      <text:p text:style-name="P4"/>
      <text:p text:style-name="P4">2. La doctrine économique, est normative car les</text:p>
      <text:p text:style-name="P4"/>
      <text:p text:style-name="P4">3. La politique économique</text:p>
      <text:p text:style-name="P4"/>
      <text:p text:style-name="P4">L’analyse économique se décompose en deux branches: la microéconomie et la macroéconom<text:span text:style-name="T1">ie</text:span></text:p>
      <text:p text:style-name="P4"/>
      <text:p text:style-name="P4"/>
      <text:p text:style-name="P5">Les concepts de base:</text:p>
      <text:p text:style-name="P5">1.2 les principaux agrégats</text:p>
      <text:p text:style-name="P5">agrégats = grandeurs synthétiques qui mesurent le résultat de l’activité de l’ensemble de l’économie</text:p>
      <text:p text:style-name="P5"/>
      <text:p text:style-name="P5">exemples: C, CI, I S, G, X, M, T</text:p>
      <text:p text:style-name="P5">- La consommation C (ou consommation finale)</text:p>
      <text:p text:style-name="P5">- La consommation intermédiaire CI</text:p>
      <text:p text:style-name="P5">- L’investissement I (ou formation brute de capital fixe, FBCF)</text:p>
      <text:p text:style-name="P5">- L’épargne S</text:p>
      <text:p text:style-name="P5">- Les dépenses publiques G</text:p>
      <text:p text:style-name="P5">- Les exportations X</text:p>
      <text:p text:style-name="P5">- Les importations M</text:p>
      <text:p text:style-name="P5">- Les impôts T</text:p>
      <text:p text:style-name="P5"/>
      <text:p text:style-name="P6">1.3 les agents</text:p>
      <text:p text:style-name="P6">On retient en général 4 agents macroéconomiques</text:p>
      <text:p text:style-name="P6">Les ménages</text:p>
      <text:p text:style-name="P6">Les entreprises</text:p>
      <text:p text:style-name="P6">Le gouvernement</text:p>
      <text:p text:style-name="P6">Les institutions financières</text:p>
      <text:p text:style-name="P6">RDM ( le reste du monde )</text:p>
      <text:p text:style-name="P6"/>
      <text:p text:style-name="P6"><text:soft-page-break/>1.4 Les marchés</text:p>
      <text:p text:style-name="P6">5 marchés où sont déterminés 4 prix</text:p>
      <text:p text:style-name="P6"/>
      <text:p text:style-name="P6">-Le marché des biens et services → P: prix monétaire du bien</text:p>
      <text:p text:style-name="P6">-Le marché du travail → W: Salaire nominal (demande entreprise, offre les ménages)</text:p>
      <text:p text:style-name="P6">-Le marché monétaire → r: taux d’intérêt nominal (demande les préférences, offre fixé par la banque centrale)</text:p>
      <text:p text:style-name="P6">-Le marché des Titres → r: taux d’intérêt nominal</text:p>
      <text:p text:style-name="P6">-Le marché des changes → e: taux de change nominalsheet</text:p>
      <text:p text:style-name="P6"/>
      <text:p text:style-name="P7">1.5 Le temps et l’analyse macroéconomique</text:p>
      <text:p text:style-name="P7">3 horizons ou temps d’analyse:</text:p>
      <text:p text:style-name="P7">-Le court terme inférieur à 2 ans</text:p>
      <text:p text:style-name="P7">-Le moyen terme jusqu’à 6 ans</text:p>
      <text:p text:style-name="P7">-Long terme au-dessus de 6 ans</text:p>
      <text:p text:style-name="P7"/>
      <text:p text:style-name="P7">1.6 Les modèles macroéconomiques</text:p>
      <text:p text:style-name="P7"/>
      <text:p text:style-name="P7"/>
      <text:p text:style-name="P7">La mesure du revenu </text:p>
      <text:p text:style-name="P7">PIB-Produit Intérieur Brut: un agrégat économique correspondant à la production globale d’un pays, c-à-d la somme de toutes les valeurs ajoutées produites dans un pays donné au cours des 12 derniers mois.</text:p>
      <text:p text:style-name="P7"/>
      <text:p text:style-name="P7">PNB-Produit National Brut: <text:span text:style-name="T2">un agrégat économique correspondant à la production globale des acteurs économiques français, c-à-d exerçant sur le sol français mais également à l’étranger, au cours des 12 derniers mois.</text:span></text:p>
      <text:p text:style-name="P7"/>
      <text:p text:style-name="P8">Croissance économique: mesure l’augmentation du PIB</text:p>
      <text:p text:style-name="P8"/>
      <text:p text:style-name="P8">Ralentissement économique: Baisse de la croissance économique mais celle-ci reste toujours positive: Le PIB croit mais moins rapidement que lors de la période précédente.</text:p>
      <text:p text:style-name="P8"/>
      <text:p text:style-name="P8">Récession économique: Récul de l’activité économique généralement mesurée par le PIB. En France, l’INSEE définit la récession comme une période d’au moins</text:p>
      <text:p text:style-name="P8"/>
      <text:p text:style-name="P8">La dépression économique:</text:p>
      <text:p text:style-name="P8"/>
      <text:p text:style-name="P8">Il existe 3 méthodes pour calculer le PIB</text:p>
      <text:p text:style-name="P8"/>
      <text:p text:style-name="P8">-La méthode des produits:</text:p>
      <text:p text:style-name="P8">-La méthode des dépenses: consiste à additionner les dépenses nécessaires pour acheter la production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currency-style style:name="N108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08P0"/>
    </number:currency-style>
    <number:currency-style style:name="N110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0"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0P0"/>
    </number:currency-style>
    <number:currency-style style:name="N111P0" style:volatile="true">
      <number:currency-symbol number:language="en" number:country="US">$</number:currency-symbol>
      <number:number number:decimal-places="0" loext:min-decimal-places="0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0" loext:min-decimal-places="0" number:min-integer-digits="1" number:grouping="true"/>
      <style:map style:condition="value()&gt;=0" style:apply-style-name="N111P0"/>
    </number:currency-style>
    <number:currency-style style:name="N112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12P0"/>
    </number:currency-style>
    <number:currency-style style:name="N114P0" style:volatile="true">
      <number:currency-symbol number:language="en" number:country="US">$</number:currency-symbol>
      <number:number number:decimal-places="2" loext:min-decimal-places="0" number:min-integer-digits="1" number:decimal-replacement="--" number:grouping="true"/>
    </number:currency-style>
    <number:currency-style style:name="N114">
      <style:text-properties fo:color="#ff0000"/>
      <number:text>-</number:text>
      <number:currency-symbol number:language="en" number:country="US">$</number:currency-symbol>
      <number:number number:decimal-places="2" loext:min-decimal-places="0" number:min-integer-digits="1" number:decimal-replacement="--" number:grouping="true"/>
      <style:map style:condition="value()&gt;=0" style:apply-style-name="N114P0"/>
    </number:currency-style>
    <number:number-style style:name="N116P0" style:volatile="true">
      <number:number number:decimal-places="0" loext:min-decimal-places="0" number:min-integer-digits="1" number:grouping="true"/>
      <number:text> </number:text>
    </number:number-style>
    <number:number-style style:name="N116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6P0"/>
    </number:number-style>
    <number:number-style style:name="N118P0" style:volatile="true">
      <number:number number:decimal-places="2" loext:min-decimal-places="2" number:min-integer-digits="1" number:grouping="true"/>
      <number:text> </number:text>
    </number:number-style>
    <number:number-style style:name="N118">
      <number:text>(</number:text>
      <number:number number:decimal-places="2" loext:min-decimal-places="2" number:min-integer-digits="1" number:grouping="true"/>
      <number:text>)</number:text>
      <style:map style:condition="value()&gt;=0" style:apply-style-name="N118P0"/>
    </number:number-style>
    <number:currency-style style:name="N120P0" style:volatile="true"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0" loext:min-decimal-places="0" number:min-integer-digits="1" number:grouping="true"/>
      <style:map style:condition="value()&gt;=0" style:apply-style-name="N120P0"/>
    </number:currency-style>
    <number:currency-style style:name="N122P0" style:volatile="true"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</number:currency-style>
    <number:currency-style style:name="N122">
      <number:text>-</number:text>
      <number:currency-symbol number:language="en" number:country="US">$</number:currency-symbol>
      <loext:fill-character> </loext:fill-character>
      <number:number number:decimal-places="2" loext:min-decimal-places="2" number:min-integer-digits="1" number:grouping="true"/>
      <style:map style:condition="value()&gt;=0" style:apply-style-name="N122P0"/>
    </number:currency-style>
    <number:date-style style:name="N123">
      <number:day-of-week number:calendar="jewish" number:style="long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4">
      <number:day-of-week number:calendar="jewish" number:style="long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5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6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8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9">
      <number:day number:calendar="jewish"/>
      <number:text> </number:text>
      <number:month number:calendar="jewish" number:style="long" number:textual="true"/>
    </number:date-style>
    <number:date-style style:name="N130">
      <number:month number:calendar="jewish" number:style="long" number:textual="true"/>
      <number:text> </number:text>
      <number:day number:calendar="jewish"/>
    </number:date-style>
    <number:date-style style:name="N131">
      <number:month number:calendar="jewish" number:style="long" number:textual="true"/>
      <number:text> </number:text>
      <number:year number:calendar="jewish" number:style="long"/>
    </number:date-style>
    <number:date-style style:name="N132">
      <number:month number:calendar="jewish" number:style="long" number:textual="true"/>
    </number:date-style>
  </office:styles>
  <office:automatic-styles>
    <style:style style:name="MP1" style:family="paragraph" style:parent-style-name="Standard">
      <style:paragraph-properties fo:text-align="center" style:justify-single-word="false"/>
      <style:text-properties officeooo:rsid="0007e653" officeooo:paragraph-rsid="0007e653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Seance 1 – Fond macro-économique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20T10:24:28.495667413</meta:creation-date>
    <dc:date>2021-11-18T17:00:22.303160923</dc:date>
    <meta:editing-duration>PT48M21S</meta:editing-duration>
    <meta:editing-cycles>8</meta:editing-cycles>
    <meta:generator>LibreOffice/6.4.7.2$Linux_X86_64 LibreOffice_project/40$Build-2</meta:generator>
    <meta:document-statistic meta:table-count="0" meta:image-count="0" meta:object-count="0" meta:page-count="2" meta:paragraph-count="58" meta:word-count="510" meta:character-count="3291" meta:non-whitespace-character-count="2830"/>
  </office:meta>
</office:document-meta>
</file>